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sos de uso</text:h>
      <text:p text:style-name="Text_20_body">Descartando todos los mantener:</text:p>
      <text:p text:style-name="Text_20_body">Como actores identifique al Cliente, que es una Persona. Y sobre el Dpto de Operaciones me quedan dudas, que provienen del alcance del sistema. Si el sistema se encarga de cuestiones de abordo entonces esta bien que figure como actor y tmb el caso de uso que desencadena.</text:p>
      <text:p text:style-name="Text_20_body"/>
      <text:p text:style-name="Text_20_body">Los casos de uso son:</text:p>
      <text:list xml:id="list38512849" text:style-name="L1">
        <text:list-item>
          <text:p text:style-name="P1">Consultar Viaje</text:p>
        </text:list-item>
        <text:list-item>
          <text:p text:style-name="P1">Reservar Pasaje</text:p>
        </text:list-item>
        <text:list-item>
          <text:p text:style-name="P1">Pagar Pasaje</text:p>
        </text:list-item>
        <text:list-item>
          <text:p text:style-name="P1">Registrar Adicional</text:p>
        </text:list-item>
        <text:list-item>
          <text:p text:style-name="P1">Pagar Adicional</text:p>
        </text:list-item>
        <text:list-item>
          <text:p text:style-name="P1">Realizar Sugerencia</text:p>
        </text:list-item>
        <text:list-item>
          <text:p text:style-name="P1">Realizar Viaj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 Ayala</meta:initial-creator>
    <meta:creation-date>2010-06-12T18:36:00.79</meta:creation-date>
    <dc:date>2010-06-12T18:41:32.86</dc:date>
    <dc:creator>Nico Ayala</dc:creator>
    <meta:editing-duration>PT00H05M3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1" meta:paragraph-count="11" meta:word-count="81" meta:character-count="451"/>
  </office:meta>
</office:document-meta>
</file>